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2"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3" style:family="graphic" style:parent-style-name="standard">
      <style:graphic-properties svg:stroke-color="#ed1c24" draw:fill="none" draw:fill-color="#729fcf" draw:textarea-horizontal-align="justify" draw:textarea-vertical-align="middle" draw:auto-grow-height="false" fo:min-height="1.6cm" fo:min-width="3cm"/>
    </style:style>
    <style:style style:name="gr4" style:family="graphic" style:parent-style-name="standard">
      <style:graphic-properties svg:stroke-color="#ed1c24" draw:fill="none" draw:fill-color="#729fcf" draw:textarea-horizontal-align="justify" draw:textarea-vertical-align="middle" draw:auto-grow-height="false" fo:min-height="0.566cm" fo:min-width="0.566cm"/>
    </style:style>
    <style:style style:name="gr5" style:family="graphic" style:parent-style-name="standard">
      <style:graphic-properties svg:stroke-color="#ed1c24" draw:fill="none" draw:textarea-horizontal-align="justify" draw:textarea-vertical-align="middle" draw:auto-grow-height="false" fo:min-height="0.452cm" fo:min-width="7.997cm"/>
    </style:style>
    <style:style style:name="gr6" style:family="graphic" style:parent-style-name="standard">
      <style:graphic-properties svg:stroke-color="#ed1c24" draw:fill="none" draw:textarea-horizontal-align="justify" draw:textarea-vertical-align="middle" draw:auto-grow-height="false" fo:min-height="0.452cm" fo:min-width="6.752cm"/>
    </style:style>
    <style:style style:name="gr7" style:family="graphic" style:parent-style-name="standard">
      <style:graphic-properties svg:stroke-color="#ed1c24" draw:fill="none" draw:textarea-horizontal-align="justify" draw:textarea-vertical-align="middle" draw:auto-grow-height="false" fo:min-height="0.452cm" fo:min-width="10.552cm"/>
    </style:style>
    <style:style style:name="gr8" style:family="graphic" style:parent-style-name="standard">
      <style:graphic-properties svg:stroke-color="#ed1c24" draw:fill="none" draw:fill-color="#729fcf" draw:textarea-horizontal-align="justify" draw:textarea-vertical-align="middle" draw:auto-grow-height="false" fo:min-height="1.6cm" fo:min-width="0.994cm"/>
    </style:style>
    <style:style style:name="gr9" style:family="graphic" style:parent-style-name="standard">
      <style:graphic-properties svg:stroke-color="#ed1c24" draw:fill="none" draw:fill-color="#729fcf" draw:textarea-horizontal-align="justify" draw:textarea-vertical-align="middle" draw:auto-grow-height="false" fo:min-height="1.8cm" fo:min-width="1.6cm"/>
    </style:style>
    <style:style style:name="gr10" style:family="graphic" style:parent-style-name="standard">
      <style:graphic-properties svg:stroke-color="#ed1c24" draw:fill="none" draw:fill-color="#729fcf" draw:textarea-horizontal-align="justify" draw:textarea-vertical-align="middle" draw:auto-grow-height="false" fo:min-height="1.2cm" fo:min-width="0.8cm"/>
    </style:style>
    <style:style style:name="gr11" style:family="graphic" style:parent-style-name="standard">
      <style:graphic-properties draw:stroke="none" svg:stroke-color="#000000" draw:fill="none" draw:fill-color="#ffffff" draw:textarea-horizontal-align="left" draw:auto-grow-height="true" draw:auto-grow-width="false" fo:min-height="1.255cm" fo:min-width="0cm"/>
    </style:style>
    <style:style style:name="P1" style:family="paragraph">
      <style:paragraph-properties fo:text-align="start" style:writing-mode="lr-tb"/>
    </style:style>
    <style:style style:name="P2" style:family="paragraph">
      <loext:graphic-properties draw:fill="none"/>
      <style:text-properties fo:font-size="12pt" style:font-size-asian="12pt" style:font-size-complex="12pt"/>
    </style:style>
    <style:style style:name="P3" style:family="paragraph">
      <loext:graphic-properties draw:fill="none"/>
    </style:style>
    <style:style style:name="P4" style:family="paragraph">
      <loext:graphic-properties draw:fill="none" draw:fill-color="#729fcf"/>
      <style:paragraph-properties fo:text-align="center"/>
    </style:style>
    <style:style style:name="P5" style:family="paragraph">
      <loext:graphic-properties draw:fill="none"/>
      <style:paragraph-properties fo:text-align="center"/>
    </style:style>
    <style:style style:name="P6" style:family="paragraph">
      <style:text-properties style:font-name="Arial" fo:font-size="16pt" style:font-size-asian="16pt" style:font-size-complex="16pt"/>
    </style:style>
    <style:style style:name="P7" style:family="paragraph">
      <loext:graphic-properties draw:fill="none" draw:fill-color="#ffffff"/>
      <style:text-properties style:font-name="Arial" fo:font-size="16pt" style:font-size-asian="16pt" style:font-size-complex="16pt"/>
    </style:style>
    <style:style style:name="T1" style:family="text">
      <style:text-properties fo:color="#000000" style:font-name="Helvetica" fo:font-size="12pt" style:font-size-asian="12pt" style:font-name-complex="Helvetica" style:font-size-complex="12pt"/>
    </style:style>
    <style:style style:name="T2" style:family="text">
      <style:text-properties style:font-name="Arial"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4.108cm" svg:height="0.424cm" svg:x="1.874cm" svg:y="15.878cm">
          <draw:text-box>
            <text:p text:style-name="P1"><text:span text:style-name="T1">Cut Width: 0.0000mm</text:span></text:p>
          </draw:text-box>
        </draw:frame>
        <draw:frame draw:style-name="gr1" draw:text-style-name="P2" draw:layer="layout" svg:width="5.781cm" svg:height="0.424cm" svg:x="1.782cm" svg:y="16.376cm">
          <draw:text-box>
            <text:p text:style-name="P1"><text:span text:style-name="T1">Material Thickness: 3.0000mm</text:span></text:p>
          </draw:text-box>
        </draw:frame>
        <draw:frame draw:style-name="gr1" draw:text-style-name="P2" draw:layer="layout" svg:width="8.587cm" svg:height="0.424cm" svg:x="1.782cm" svg:y="16.876cm">
          <draw:text-box>
            <text:p text:style-name="P1"><text:span text:style-name="T1">W x D x H: 78.00mm x 142.00mm x 42.00mm</text:span></text:p>
          </draw:text-box>
        </draw:frame>
        <draw:frame draw:style-name="gr1" draw:text-style-name="P2" draw:layer="layout" svg:width="11.318cm" svg:height="0.424cm" svg:x="1.782cm" svg:y="17.376cm">
          <draw:text-box>
            <text:p text:style-name="P1"><text:span text:style-name="T1">Produced by box designer v2.4.2 on 06/24/2020 at 14:48:29</text:span></text:p>
          </draw:text-box>
        </draw:frame>
        <draw:polygon draw:style-name="gr2" draw:text-style-name="P3" draw:layer="layout" svg:width="7.8cm" svg:height="14.2cm" draw:transform="rotate (1.5707963267949) translate (17.199cm 16.7cm)" svg:viewBox="0 0 7801 14201" draw:points="7500,300 7500,1092 7801,1092 7801,2184 7500,2184 7500,3276 7801,3276 7801,4369 7500,4369 7500,5461 7801,5461 7801,6553 7500,6553 7500,7646 7801,7646 7801,8738 7500,8738 7500,9830 7801,9830 7801,10923 7500,10923 7500,12015 7801,12015 7801,13107 7500,13107 7500,13900 6686,13900 6686,14201 5572,14201 5572,13900 4458,13900 4458,14201 3343,14201 3343,13900 2228,13900 2228,14201 1114,14201 1114,13900 299,13900 299,13107 0,13107 0,12015 299,12015 299,10923 0,10923 0,9830 299,9830 299,8738 0,8738 0,7646 299,7646 299,6553 0,6553 0,5461 299,5461 299,4369 0,4369 0,3276 299,3276 299,2184 0,2184 0,1092 299,1092 299,300 1114,300 1114,0 2228,0 2228,300 3343,300 3343,0 4458,0 4458,300 5572,300 5572,0 6686,0 6686,300">
          <text:p/>
        </draw:polygon>
        <draw:frame draw:style-name="gr1" draw:text-style-name="P2" draw:layer="layout" svg:width="6.86cm" svg:height="0.424cm" svg:x="1.782cm" svg:y="17.876cm">
          <draw:text-box>
            <text:p text:style-name="P1"><text:span text:style-name="T1">http://boxdesigner.connectionlab.org</text:span></text:p>
          </draw:text-box>
        </draw:frame>
        <draw:g>
          <draw:polygon draw:style-name="gr2" draw:text-style-name="P3" draw:layer="layout" svg:width="7.8cm" svg:height="14.2cm" draw:transform="rotate (1.5707963267949) translate (17.199cm 8.801cm)" svg:viewBox="0 0 7801 14201" draw:points="7500,300 7500,1092 7801,1092 7801,2184 7500,2184 7500,3276 7801,3276 7801,4369 7500,4369 7500,5461 7801,5461 7801,6554 7500,6554 7500,7647 7801,7647 7801,8739 7500,8739 7500,9831 7801,9831 7801,10924 7500,10924 7500,12016 7801,12016 7801,13108 7500,13108 7500,13901 6686,13901 6686,14201 5572,14201 5572,13901 4458,13901 4458,14201 3343,14201 3343,13901 2228,13901 2228,14201 1114,14201 1114,13901 299,13901 299,13108 0,13108 0,12016 299,12016 299,10924 0,10924 0,9831 299,9831 299,8739 0,8739 0,7647 299,7647 299,6554 0,6554 0,5461 299,5461 299,4369 0,4369 0,3276 299,3276 299,2184 0,2184 0,1092 299,1092 299,300 1114,300 1114,0 2228,0 2228,300 3343,300 3343,0 4458,0 4458,300 5572,300 5572,0 6686,0 6686,300">
            <text:p/>
          </draw:polygon>
          <draw:custom-shape draw:style-name="gr3" draw:text-style-name="P4" draw:layer="layout" svg:width="3cm" svg:height="1.6cm" svg:x="17.944cm" svg:y="4.049cm">
            <text:p/>
            <draw:enhanced-geometry svg:viewBox="0 0 21600 21600" draw:type="rectangle" draw:enhanced-path="M 0 0 L 21600 0 21600 21600 0 21600 0 0 Z N"/>
          </draw:custom-shape>
          <draw:custom-shape draw:style-name="gr4" draw:text-style-name="P4" draw:layer="layout" svg:width="0.8cm" svg:height="0.8cm" svg:x="29.9cm" svg:y="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0.8cm" svg:height="0.8cm" svg:x="29.901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8.045cm" svg:height="0.5cm" svg:x="21.355cm" svg:y="3.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6.8cm" svg:height="0.5cm" svg:x="22.6cm" svg:y="4.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6.8cm" svg:height="0.5cm" svg:x="22.6cm" svg:y="5.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8.045cm" svg:height="0.5cm" svg:x="21.355cm" svg:y="6.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10.6cm" svg:height="0.5cm" svg:x="18.8cm" svg:y="7.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10.6cm" svg:height="0.5cm" svg:x="18.8cm" svg:y="2.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2" draw:text-style-name="P3" draw:layer="layout" svg:width="7.8cm" svg:height="4.2cm" svg:x="8.901cm" svg:y="1.001cm" svg:viewBox="0 0 7801 4201" draw:points="7500,0 7500,1400 7801,1400 7801,2801 7500,2801 7500,4201 6686,4201 6686,3901 5572,3901 5572,4201 4458,4201 4458,3901 3343,3901 3343,4201 2228,4201 2228,3901 1114,3901 1114,4201 0,4201 0,2801 299,2801 299,1400 0,1400 0,0 1114,0 1114,300 2228,300 2228,0 3343,0 3343,300 4458,300 4458,0 5572,0 5572,300 6686,300 6686,0">
            <text:p/>
          </draw:polygon>
          <draw:custom-shape draw:style-name="gr8" draw:text-style-name="P4" draw:layer="layout" svg:width="0.994cm" svg:height="1.6cm" draw:transform="rotate (-1.5707963267949) translate (13.595cm 1.601cm)">
            <text:p/>
            <draw:enhanced-geometry svg:viewBox="0 0 21600 21600" draw:type="rectangle" draw:enhanced-path="M 0 0 L 21600 0 21600 21600 0 21600 0 0 Z N"/>
          </draw:custom-shape>
          <draw:custom-shape draw:style-name="gr9" draw:text-style-name="P4" draw:layer="layout" svg:width="1.6cm" svg:height="1.8cm" draw:transform="rotate (-1.5707963267949) translate (14.795cm 2.895cm)">
            <text:p/>
            <draw:enhanced-geometry svg:viewBox="0 0 21600 21600" draw:type="rectangle" draw:enhanced-path="M 0 0 L 21600 0 21600 21600 0 21600 0 0 Z N"/>
          </draw:custom-shape>
          <draw:custom-shape draw:style-name="gr10" draw:text-style-name="P4" draw:layer="layout" svg:width="0.8cm" svg:height="1.2cm" draw:transform="rotate (-1.5707963267949) translate (11.995cm 3.295cm)">
            <text:p/>
            <draw:enhanced-geometry svg:viewBox="0 0 21600 21600" draw:mirror-horizontal="false" draw:mirror-vertical="false" draw:type="rectangle" draw:enhanced-path="M 0 0 L 21600 0 21600 21600 0 21600 0 0 Z N"/>
          </draw:custom-shape>
        </draw:g>
        <draw:g>
          <draw:polygon draw:style-name="gr2" draw:text-style-name="P3" draw:layer="layout" svg:width="7.8cm" svg:height="4.2cm" svg:x="1.001cm" svg:y="1cm" svg:viewBox="0 0 7801 4201" draw:points="7500,0 7500,1400 7801,1400 7801,2800 7500,2800 7500,4201 6686,4201 6686,3901 5572,3901 5572,4201 4458,4201 4458,3901 3343,3901 3343,4201 2228,4201 2228,3901 1114,3901 1114,4201 0,4201 0,2800 299,2800 299,1400 0,1400 0,0 1114,0 1114,300 2228,300 2228,0 3343,0 3343,300 4458,300 4458,0 5572,0 5572,300 6686,300 6686,0">
            <text:p/>
          </draw:polygon>
          <draw:custom-shape draw:style-name="gr10" draw:text-style-name="P4" draw:layer="layout" svg:width="0.8cm" svg:height="1.2cm" draw:transform="rotate (-1.5707963267949) translate (6.878cm 3.281cm)">
            <text:p/>
            <draw:enhanced-geometry svg:viewBox="0 0 21600 21600" draw:mirror-horizontal="false" draw:mirror-vertical="false" draw:type="rectangle" draw:enhanced-path="M 0 0 L 21600 0 21600 21600 0 21600 0 0 Z N"/>
          </draw:custom-shape>
          <draw:custom-shape draw:style-name="gr10" draw:text-style-name="P4" draw:layer="layout" svg:width="0.8cm" svg:height="1.2cm" draw:transform="rotate (-1.5707963267949) translate (4.101cm 3.301cm)">
            <text:p/>
            <draw:enhanced-geometry svg:viewBox="0 0 21600 21600" draw:type="rectangle" draw:enhanced-path="M 0 0 L 21600 0 21600 21600 0 21600 0 0 Z N"/>
          </draw:custom-shape>
        </draw:g>
        <draw:g>
          <draw:polygon draw:style-name="gr2" draw:text-style-name="P3" draw:layer="layout" svg:width="14.2cm" svg:height="4.2cm" svg:x="1cm" svg:y="5.401cm" svg:viewBox="0 0 14201 4201" draw:points="13901,0 13109,0 13109,301 12017,301 12017,0 10925,0 10925,301 9831,301 9831,0 8739,0 8739,301 7647,301 7647,0 6554,0 6554,301 5462,301 5462,0 4370,0 4370,301 3277,301 3277,0 2185,0 2185,301 1093,301 1093,0 0,0 0,1401 301,1401 301,2801 0,2801 0,4201 1093,4201 1093,3901 2185,3901 2185,4201 3277,4201 3277,3901 4370,3901 4370,4201 5462,4201 5462,3901 6554,3901 6554,4201 7647,4201 7647,3901 8739,3901 8739,4201 9831,4201 9831,3901 10925,3901 10925,4201 12017,4201 12017,3901 13109,3901 13109,4201 13901,4201 13901,2801 14201,2801 14201,1401 13901,1401">
            <text:p/>
          </draw:polygon>
          <draw:custom-shape draw:style-name="gr7" draw:text-style-name="P5" draw:layer="layout" svg:width="10.6cm" svg:height="0.5cm" svg:x="2.901cm" svg:y="6.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10.6cm" svg:height="0.5cm" svg:x="2.901cm" svg:y="7.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2" draw:text-style-name="P3" draw:layer="layout" svg:width="14.199cm" svg:height="4.2cm" svg:x="1.001cm" svg:y="9.801cm" svg:viewBox="0 0 14200 4201" draw:points="13900,0 13108,0 13108,301 12016,301 12016,0 10924,0 10924,301 9831,301 9831,0 8739,0 8739,301 7647,301 7647,0 6554,0 6554,301 5461,301 5461,0 4369,0 4369,301 3276,301 3276,0 2184,0 2184,301 1092,301 1092,0 0,0 0,1401 299,1401 299,2801 0,2801 0,4201 1092,4201 1092,3901 2184,3901 2184,4201 3276,4201 3276,3901 4369,3901 4369,4201 5461,4201 5461,3901 6554,3901 6554,4201 7647,4201 7647,3901 8739,3901 8739,4201 9831,4201 9831,3901 10924,3901 10924,4201 12016,4201 12016,3901 13108,3901 13108,4201 13900,4201 13900,2801 14200,2801 14200,1401 13900,1401">
            <text:p/>
          </draw:polygon>
          <draw:custom-shape draw:style-name="gr7" draw:text-style-name="P5" draw:layer="layout" svg:width="10.6cm" svg:height="0.5cm" svg:x="2.902cm" svg:y="11.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layout" svg:width="10.6cm" svg:height="0.5cm" svg:x="2.902cm" svg:y="12.3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 draw:text-style-name="P2" draw:layer="layout" svg:width="4.108cm" svg:height="0.424cm" svg:x="1.874cm" svg:y="15.878cm">
          <draw:text-box>
            <text:p text:style-name="P1"><text:span text:style-name="T1">Cut Width: 0.0000mm</text:span></text:p>
          </draw:text-box>
        </draw:frame>
        <draw:frame draw:style-name="gr11" draw:text-style-name="P7" draw:layer="layout" svg:width="6.533cm" svg:height="1.255cm" svg:x="1.182cm" svg:y="14.502cm">
          <draw:text-box>
            <text:p text:style-name="P6"><text:span text:style-name="T2">LRWAN2 enclosure</text:span></text:p>
            <text:p text:style-name="P6"><text:span text:style-name="T2">Author : Didier DONSEZ</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0.2cm" fo:page-height="41.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6-24T17:31:00.964088601</dc:date>
    <dc:creator>Didier DONSEZ</dc:creator>
    <meta:editing-duration>PT10M49S</meta:editing-duration>
    <meta:editing-cycles>3</meta:editing-cycles>
    <meta:generator>LibreOffice/5.4.7.2$MacOSX_X86_64 LibreOffice_project/c838ef25c16710f8838b1faec480ebba495259d0</meta:generator>
    <meta:document-statistic meta:object-count="36"/>
  </office:meta>
</office:document-meta>
</file>